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7" style:family="paragraph" style:parent-style-name="Standard" style:list-style-name="LS1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list-style-name="LS2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TINKER</text:span><text:span text:style-name="T4"> </text:span><text:span text:style-name="T4">ACADEMY</text:span></text:p>
      <text:p text:style-name="P4"/>
      <text:p text:style-name="P2"><text:span text:style-name="T3">Mobile</text:span><text:span text:style-name="T3"> </text:span><text:span text:style-name="T3">App</text:span><text:span text:style-name="T3"> </text:span><text:span text:style-name="T3">Development</text:span></text:p>
      <text:p text:style-name="P6"/>
      <text:p text:style-name="P3"><text:span text:style-name="T2">Quiz</text:span><text:span text:style-name="T2"> 5: </text:span><text:span text:style-name="T2">Touch</text:span><text:span text:style-name="T2"> </text:span><text:span text:style-name="T2">Event</text:span><text:span text:style-name="T2"> </text:span><text:span text:style-name="T2">Listeners</text:span><text:span text:style-name="T2"> </text:span><text:span text:style-name="T2">User</text:span><text:span text:style-name="T2"> </text:span><text:span text:style-name="T2">Interface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</text:span><text:span text:style-name="T5"> </text:span><text:span text:style-name="T5">to</text:span><text:span text:style-name="T5"> </text:span><text:span text:style-name="T5">the</text:span><text:span text:style-name="T5"> </text:span><text:span text:style-name="T5">Class</text:span><text:span text:style-name="T5">!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will</text:span><text:span text:style-name="T5"> </text:span><text:span text:style-name="T5">cover</text:span><text:span text:style-name="T5"> </text:span><text:span text:style-name="T5">the</text:span><text:span text:style-name="T5"> </text:span><text:span text:style-name="T6">figth</text:span><text:span text:style-name="T5"> </text:span><text:span text:style-name="T5">Mobile</text:span><text:span text:style-name="T5"> </text:span><text:span text:style-name="T5">App</text:span><text:span text:style-name="T5"> </text:span><text:span text:style-name="T5">Development</text:span><text:span text:style-name="T5"> </text:span><text:span text:style-name="T5">class</text:span><text:span text:style-name="T5">.</text:span></text:p>
            <text:p text:style-name="P11"/>
            <text:p text:style-name="P10"><text:span text:style-name="T5">This</text:span><text:span text:style-name="T5"> </text:span><text:span text:style-name="T5">quiz</text:span><text:span text:style-name="T5"> </text:span><text:span text:style-name="T5">is</text:span><text:span text:style-name="T5"> </text:span><text:span text:style-name="T5">graded</text:span><text:span text:style-name="T5">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pan text:style-name="T5">Question</text:span><text:span text:style-name="T5"> 1</text:span></text:p>
          </table:table-cell>
        </table:table-row>
        <table:table-row>
          <table:table-cell table:style-name="Table2.A2" office:value-type="string">
            <text:p text:style-name="P10"><text:span text:style-name="T5">What</text:span><text:span text:style-name="T5"> </text:span><text:span text:style-name="T5">is</text:span><text:span text:style-name="T5"> </text:span><text:span text:style-name="T5">a</text:span><text:span text:style-name="T5"> </text:span><text:span text:style-name="T5">network</text:span><text:span text:style-name="T5"> </text:span><text:span text:style-name="T5">request</text:span><text:span text:style-name="T5">?</text:span></text:p>
            <text:p text:style-name="P11"/>
            <text:list xml:id="list105404245" text:style-name="LS1">
              <text:list-item>
                <text:p text:style-name="P17"><text:span text:style-name="T5">It</text:span><text:span text:style-name="T5"> </text:span><text:span text:style-name="T5">is</text:span><text:span text:style-name="T5"> </text:span><text:span text:style-name="T5">a</text:span><text:span text:style-name="T5"> </text:span><text:span text:style-name="T5">request</text:span><text:span text:style-name="T5"> </text:span><text:span text:style-name="T5">to</text:span><text:span text:style-name="T5"> </text:span><text:span text:style-name="T5">a</text:span><text:span text:style-name="T5"> </text:span><text:span text:style-name="T5">URL</text:span><text:span text:style-name="T5"> </text:span><text:span text:style-name="T5">to</text:span><text:span text:style-name="T5"> </text:span><text:span text:style-name="T5">fetch</text:span><text:span text:style-name="T5"> </text:span><text:span text:style-name="T5">some</text:span><text:span text:style-name="T5"> </text:span><text:span text:style-name="T5">data</text:span></text:p>
              </text:list-item>
              <text:list-item>
                <text:p text:style-name="P17"><text:span text:style-name="T5">It</text:span><text:span text:style-name="T5"> </text:span><text:span text:style-name="T5">is</text:span><text:span text:style-name="T5"> </text:span><text:span text:style-name="T5">a</text:span><text:span text:style-name="T5"> </text:span><text:span text:style-name="T5">request</text:span><text:span text:style-name="T5"> </text:span><text:span text:style-name="T5">to</text:span><text:span text:style-name="T5"> </text:span><text:span text:style-name="T5">the</text:span><text:span text:style-name="T5"> </text:span><text:span text:style-name="T5">game</text:span><text:span text:style-name="T5"> </text:span><text:span text:style-name="T5">to</text:span><text:span text:style-name="T5"> </text:span><text:span text:style-name="T5">fetch</text:span><text:span text:style-name="T5"> </text:span><text:span text:style-name="T5">some</text:span><text:span text:style-name="T5"> </text:span><text:span text:style-name="T5">data</text:span></text:p>
              </text:list-item>
              <text:list-item>
                <text:p text:style-name="P17"><text:span text:style-name="T5">It</text:span><text:span text:style-name="T5"> </text:span><text:span text:style-name="T5">is</text:span><text:span text:style-name="T5"> </text:span><text:span text:style-name="T5">a</text:span><text:span text:style-name="T5"> </text:span><text:span text:style-name="T5">request</text:span><text:span text:style-name="T5"> </text:span><text:span text:style-name="T5">to</text:span><text:span text:style-name="T5"> </text:span><text:span text:style-name="T5">the</text:span><text:span text:style-name="T5"> </text:span><text:span text:style-name="T5">other</text:span><text:span text:style-name="T5"> </text:span><text:span text:style-name="T5">mobile</text:span><text:span text:style-name="T5"> </text:span><text:span text:style-name="T5">gamers</text:span></text:p>
              </text:list-item>
            </text:list>
            <text:p text:style-name="P11"/>
            <text:p text:style-name="P10"><text:span text:style-name="T5">Type</text:span><text:span text:style-name="T5"> </text:span><text:span text:style-name="T5">in</text:span><text:span text:style-name="T5"> 1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Type</text:span><text:span text:style-name="T5"> </text:span><text:span text:style-name="T5">in</text:span><text:span text:style-name="T5"> 2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Type</text:span><text:span text:style-name="T5"> </text:span><text:span text:style-name="T5">in</text:span><text:span text:style-name="T5"> 3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3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choic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 </text:span></text:p>
          </table:table-cell>
        </table:table-row>
        <table:table-row>
          <table:table-cell table:style-name="Table2.A1" office:value-type="string">
            <text:p text:style-name="P13"/>
            <text:p text:style-name="P11">Answer</text:p>
          </table:table-cell>
        </table:table-row>
        <table:table-row>
          <table:table-cell table:style-name="Table2.A4" office:value-type="string">
            <text:p text:style-name="P13">1</text:p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9"/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text:span text:style-name="T5">Question</text:span><text:span text:style-name="T5"> 2</text:span></text:p>
          </table:table-cell>
        </table:table-row>
        <table:table-row>
          <table:table-cell table:style-name="Table3.A2" office:value-type="string">
            <text:p text:style-name="P10"><text:span text:style-name="T5">A</text:span><text:span text:style-name="T5"> </text:span><text:span text:style-name="T5">student</text:span><text:span text:style-name="T5"> </text:span><text:span text:style-name="T5">wants</text:span><text:span text:style-name="T5"> </text:span><text:span text:style-name="T5">to</text:span><text:span text:style-name="T5"> </text:span><text:span text:style-name="T5">apply</text:span><text:span text:style-name="T5"> </text:span><text:span text:style-name="T5">a</text:span><text:span text:style-name="T5"> </text:span><text:span text:style-name="T5">impulse</text:span><text:span text:style-name="T5"> </text:span><text:span text:style-name="T5">on</text:span><text:span text:style-name="T5"> </text:span><text:span text:style-name="T5">a</text:span><text:span text:style-name="T5"> </text:span><text:span text:style-name="T5">ball</text:span><text:span text:style-name="T5"> </text:span><text:span text:style-name="T5">to</text:span><text:span text:style-name="T5"> </text:span><text:span text:style-name="T5">move</text:span><text:span text:style-name="T5"> </text:span><text:span text:style-name="T5">it</text:span><text:span text:style-name="T5"> </text:span><text:span text:style-name="T5">in</text:span><text:span text:style-name="T5"> </text:span><text:span text:style-name="T5">a</text:span><text:span text:style-name="T5"> </text:span><text:span text:style-name="T5">certain</text:span><text:span text:style-name="T5"> </text:span><text:span text:style-name="T5">straight</text:span><text:span text:style-name="T5"> </text:span><text:span text:style-name="T5">line</text:span><text:span text:style-name="T5"> </text:span></text:p>
            <text:p text:style-name="P11"/>
            <text:p text:style-name="P10"><text:span text:style-name="T5">What</text:span><text:span text:style-name="T5"> </text:span><text:span text:style-name="T5">API</text:span><text:span text:style-name="T5"> </text:span><text:span text:style-name="T5">should</text:span><text:span text:style-name="T5"> </text:span><text:span text:style-name="T5">the</text:span><text:span text:style-name="T5"> </text:span><text:span text:style-name="T5">student</text:span><text:span text:style-name="T5"> </text:span><text:span text:style-name="T5">use</text:span></text:p>
            <text:p text:style-name="P11"/>
            <text:list xml:id="list1886027387" text:style-name="LS2">
              <text:list-item>
                <text:p text:style-name="P18"><text:span text:style-name="T5">ball</text:span><text:span text:style-name="T5">:</text:span><text:span text:style-name="T5">applyLinearImpulse</text:span></text:p>
              </text:list-item>
              <text:list-item>
                <text:p text:style-name="P18"><text:span text:style-name="T5">ball</text:span><text:span text:style-name="T5">:</text:span><text:span text:style-name="T5">applyAngularImpulse</text:span></text:p>
              </text:list-item>
            </text:list>
            <text:p text:style-name="P11"/>
            <text:p text:style-name="P10"><text:soft-page-break/><text:span text:style-name="T5">Type</text:span><text:span text:style-name="T5"> </text:span><text:span text:style-name="T5">in</text:span><text:span text:style-name="T5"> 1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Type</text:span><text:span text:style-name="T5"> </text:span><text:span text:style-name="T5">in</text:span><text:span text:style-name="T5"> 2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choic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text:span text:style-name="T5">. </text:span></text:p>
          </table:table-cell>
        </table:table-row>
        <table:table-row>
          <table:table-cell table:style-name="Table3.A1" office:value-type="string">
            <text:p text:style-name="P11">Answer</text:p>
          </table:table-cell>
        </table:table-row>
        <table:table-row>
          <table:table-cell table:style-name="Table3.A4" office:value-type="string">
            <text:p text:style-name="P13">1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1"/>
      <text:p text:style-name="P9"/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5">Question</text:span><text:span text:style-name="T5"> 3</text:span></text:p>
          </table:table-cell>
        </table:table-row>
        <table:table-row>
          <table:table-cell table:style-name="Table4.A2" office:value-type="string">
            <text:p text:style-name="P14"><text:span text:style-name="T5">What</text:span><text:span text:style-name="T5"> </text:span><text:span text:style-name="T5">is</text:span><text:span text:style-name="T5"> </text:span><text:span text:style-name="T5">collision</text:span><text:span text:style-name="T5"> </text:span><text:span text:style-name="T5">detection</text:span><text:span text:style-name="T5">?</text:span></text:p>
            <text:p text:style-name="P12"/>
            <text:list xml:id="list1295629298" text:style-name="LS3">
              <text:list-item>
                <text:p text:style-name="P20"><text:span text:style-name="T5">It</text:span><text:span text:style-name="T5"> </text:span><text:span text:style-name="T5">allows</text:span><text:span text:style-name="T5"> </text:span><text:span text:style-name="T5">detection</text:span><text:span text:style-name="T5"> </text:span><text:span text:style-name="T5">when</text:span><text:span text:style-name="T5"> </text:span><text:span text:style-name="T5">any</text:span><text:span text:style-name="T5"> 2 </text:span><text:span text:style-name="T5">display</text:span><text:span text:style-name="T5"> </text:span><text:span text:style-name="T5">objects</text:span><text:span text:style-name="T5"> </text:span><text:span text:style-name="T5">to</text:span><text:span text:style-name="T5"> </text:span><text:span text:style-name="T5">collide</text:span></text:p>
              </text:list-item>
              <text:list-item>
                <text:p text:style-name="P20"><text:span text:style-name="T5">It</text:span><text:span text:style-name="T5"> </text:span><text:span text:style-name="T5">allows</text:span><text:span text:style-name="T5"> </text:span><text:span text:style-name="T5">detection</text:span><text:span text:style-name="T5"> </text:span><text:span text:style-name="T5">of</text:span><text:span text:style-name="T5"> </text:span><text:span text:style-name="T5">when</text:span><text:span text:style-name="T5"> 2 </text:span><text:span text:style-name="T5">physics</text:span><text:span text:style-name="T5"> </text:span><text:span text:style-name="T5">display</text:span><text:span text:style-name="T5"> </text:span><text:span text:style-name="T5">objects</text:span><text:span text:style-name="T5"> </text:span><text:span text:style-name="T5">collide</text:span></text:p>
              </text:list-item>
            </text:list>
            <text:p text:style-name="P12"/>
            <text:p text:style-name="P10"><text:span text:style-name="T5">Type</text:span><text:span text:style-name="T5"> </text:span><text:span text:style-name="T5">in</text:span><text:span text:style-name="T5"> 1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1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0"><text:span text:style-name="T5">Type</text:span><text:span text:style-name="T5"> </text:span><text:span text:style-name="T5">in</text:span><text:span text:style-name="T5"> 2 </text:span><text:span text:style-name="T5">if</text:span><text:span text:style-name="T5"> </text:span><text:span text:style-name="T5">you</text:span><text:span text:style-name="T5"> </text:span><text:span text:style-name="T5">think</text:span><text:span text:style-name="T5"> </text:span><text:span text:style-name="T5">Option</text:span><text:span text:style-name="T5"> 2 </text:span><text:span text:style-name="T5">is</text:span><text:span text:style-name="T5"> </text:span><text:span text:style-name="T5">the</text:span><text:span text:style-name="T5"> </text:span><text:span text:style-name="T5">correct</text:span><text:span text:style-name="T5"> </text:span><text:span text:style-name="T5">answer</text:span></text:p>
            <text:p text:style-name="P11"/>
            <text:p text:style-name="P10"><text:span text:style-name="T5">Indicate</text:span><text:span text:style-name="T5"> </text:span><text:span text:style-name="T5">your</text:span><text:span text:style-name="T5"> </text:span><text:span text:style-name="T5">answer</text:span><text:span text:style-name="T5"> </text:span><text:span text:style-name="T5">choice</text:span><text:span text:style-name="T5"> </text:span><text:span text:style-name="T5">in</text:span><text:span text:style-name="T5"> </text:span><text:span text:style-name="T5">the</text:span><text:span text:style-name="T5"> </text:span><text:span text:style-name="T5">Answer</text:span><text:span text:style-name="T5"> </text:span><text:span text:style-name="T5">Box</text:span><text:span text:style-name="T5"> </text:span><text:span text:style-name="T5">below</text:span></text:p>
          </table:table-cell>
        </table:table-row>
        <table:table-row>
          <table:table-cell table:style-name="Table4.A1" office:value-type="string">
            <text:p text:style-name="P11">Answer</text:p>
          </table:table-cell>
        </table:table-row>
        <table:table-row>
          <table:table-cell table:style-name="Table4.A4" office:value-type="string">
            <text:p text:style-name="P13">2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665in" fo:margin-bottom="0.0835in" fo:line-height="100%" fo:break-before="auto" fo:break-after="auto" fo:keep-with-next="always" style:writing-mode="lr-tb"/>
      <style:text-properties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fo:line-height="100%" fo:break-before="auto" fo:break-after="auto" fo:keep-with-next="always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fo:line-height="100%" fo:break-before="auto" fo:break-after="auto" fo:keep-with-next="always" style:writing-mode="lr-tb"/>
      <style:text-properties fo:color="#808080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28pt" fo:font-weight="bold" style:font-name-asian="Verdana" style:font-size-asian="28pt" style:font-weight-asian="bold" style:font-name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fo:line-height="100%" fo:text-align="center" style:justify-single-word="false" fo:break-before="auto" fo:break-after="auto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</text:span><text:span text:style-name="MT1">Tinker</text:span><text:span text:style-name="MT1"> </text:span><text:span text:style-name="MT1">Academy</text:span><text:span text:style-name="MT1">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/>
    <meta:initial-creator/>
    <dc:creator>Tinker Academy</dc:creator>
    <meta:editing-cycles>2</meta:editing-cycles>
    <meta:document-statistic meta:table-count="4" meta:image-count="0" meta:object-count="0" meta:page-count="2" meta:paragraph-count="37" meta:word-count="250" meta:character-count="1268" meta:non-whitespace-character-count="1050"/>
    <dc:date>2014-11-04T22:57:36</dc:date>
    <meta:editing-duration>PT34S</meta:editing-duration>
  </office:meta>
</office:document-meta>
</file>